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74bc" officeooo:paragraph-rsid="000d74bc"/>
    </style:style>
    <style:style style:name="P2" style:family="paragraph" style:parent-style-name="Standard">
      <style:paragraph-properties fo:text-align="start" style:justify-single-word="false"/>
      <style:text-properties officeooo:rsid="000d74bc" officeooo:paragraph-rsid="000d74bc"/>
    </style:style>
    <style:style style:name="P3" style:family="paragraph" style:parent-style-name="Text_20_body">
      <style:paragraph-properties fo:text-align="start" style:justify-single-word="false"/>
      <style:text-properties officeooo:rsid="000d74bc" officeooo:paragraph-rsid="000d74bc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iz 3</text:p>
      <text:p text:style-name="P1"/>
      <text:p text:style-name="P1"/>
      <text:p text:style-name="P3">What triples can be inferred from the following set of triples?<text:line-break/><text:span text:style-name="Source_20_Text">foaf:Person rdfs:subClassOf ex:Animal .<text:line-break/>ex:Cain rdf:type foaf:Person .<text:line-break/>ex:Abel rdf:type ex:Animal .<text:line-break/>ex:Abel ex:brother ex:Cain .</text:span></text:p>
      <text:section text:style-name="Sect1" text:name="3bd88f8243e80ef0536352c19eb72ccd759d8b20">
        <text:section text:style-name="Sect1" text:name="2fe3c6d79cdbef29414c7c940563c731e3c75a6e">
          <text:p text:style-name="Text_20_body"><text:span text:style-name="Source_20_Text">ex:Cain ex:killed ex:Abel .</text:span><text:line-break/></text:p>
        </text:section>
        <text:section text:style-name="Sect1" text:name="7c0d48d35dad6d844b65402ca113cd1d1180922e">
          <text:p text:style-name="Text_20_body">None of the other answers are correct.<text:line-break/></text:p>
        </text:section>
        <text:section text:style-name="Sect1" text:name="7a5a0f378dd6229c9af2697fef47c301da6d3155">
          <text:p text:style-name="Text_20_body"><text:span text:style-name="Source_20_Text"><text:span text:style-name="T1">ex:Cain rdf:type ex:Animal .</text:span></text:span><text:line-break/></text:p>
        </text:section>
        <text:section text:style-name="Sect1" text:name="5b554f7546b87cb2172946bec2f7edfcb7c26a7f">
          <text:p text:style-name="Text_20_body"><text:span text:style-name="Source_20_Text">ex:Abel rdf:type foaf:Person .</text:span><text:line-break/></text:p>
        </text:section>
        <text:section text:style-name="Sect1" text:name="be9abd79ee0444c2e9f1ae0e12678b268078044e">
          <text:p text:style-name="Text_20_body"><text:span text:style-name="Source_20_Text">ex:Cain ex:brother ex:Abel .</text:span><text:line-break/></text:p>
        </text:section>
      </text:section>
      <text:section text:style-name="Sect1" text:name="23a3dbef0c13f3dacff2c9d9de9a33ce9b505b7c">
        <text:p text:style-name="Text_20_body">What triples can be inferred from the following set of triples?<text:line-break/><text:span text:style-name="Source_20_Text">ex:brother rdfs:subPropertyOf ex:sibling .<text:line-break/>ex:Cain rdf:type foaf:Person .<text:line-break/>ex:Abel rdf:type ex:Animal .<text:line-break/>ex:Abel ex:brother ex:Cain .</text:span></text:p>
        <text:section text:style-name="Sect1" text:name="Section1">
          <text:p text:style-name="Text_20_body"><text:bookmark text:name="be9abd79ee0444c2e9f1ae0e12678b268078044e"/><text:span text:style-name="Source_20_Text">ex:Cain ex:brother ex:Abel .</text:span><text:line-break/></text:p>
        </text:section>
        <text:section text:style-name="Sect1" text:name="Section2">
          <text:p text:style-name="Text_20_body"><text:bookmark text:name="7a5a0f378dd6229c9af2697fef47c301da6d3155"/><text:span text:style-name="Source_20_Text">ex:Cain rdf:type ex:Animal .</text:span><text:line-break/></text:p>
        </text:section>
        <text:section text:style-name="Sect1" text:name="Section3">
          <text:p text:style-name="Text_20_body"><text:bookmark text:name="5b554f7546b87cb2172946bec2f7edfcb7c26a7f"/><text:span text:style-name="Source_20_Text">ex:Abel rdf:type foaf:Person .</text:span><text:line-break/></text:p>
        </text:section>
        <text:section text:style-name="Sect1" text:name="Section4">
          <text:p text:style-name="Text_20_body"><text:bookmark text:name="2fe3c6d79cdbef29414c7c940563c731e3c75a6e"/><text:span text:style-name="Source_20_Text">ex:Cain ex:killed ex:Abel .</text:span><text:line-break/></text:p>
        </text:section>
        <text:section text:style-name="Sect1" text:name="Section5">
          <text:p text:style-name="Text_20_body"><text:bookmark text:name="7c0d48d35dad6d844b65402ca113cd1d1180922e"/><text:span text:style-name="T1">None of the other answers are correct.</text:span><text:line-break/></text:p>
        </text:section>
      </text:section>
      <text:section text:style-name="Sect1" text:name="a07b5f101a9965eec3800b09d0e2e9158b3e331a">
        <text:p text:style-name="Text_20_body">What triples can be inferred from the following set of triples?<text:line-break/><text:span text:style-name="Source_20_Text">ex:brother rdfs:domain foaf:Person .<text:line-break/>ex:brother rdfs:range foaf:Person .<text:line-break/>ex:Cain rdf:type foaf:Person .<text:line-break/>ex:Abel rdf:type ex:Animal .<text:line-break/>ex:Abel ex:brother ex:Cain .</text:span></text:p>
        <text:section text:style-name="Sect1" text:name="Section6">
          <text:p text:style-name="Text_20_body"><text:bookmark text:name="7c0d48d35dad6d844b65402ca113cd1d1180922e1"/>None of the other answers are correct.<text:line-break/></text:p>
        </text:section>
        <text:section text:style-name="Sect1" text:name="Section7">
          <text:p text:style-name="Text_20_body"><text:bookmark text:name="2fe3c6d79cdbef29414c7c940563c731e3c75a6e1"/><text:soft-page-break/><text:span text:style-name="Source_20_Text">ex:Cain ex:killed ex:Abel .</text:span><text:line-break/></text:p>
        </text:section>
        <text:section text:style-name="Sect1" text:name="Section8">
          <text:p text:style-name="Text_20_body"><text:bookmark text:name="5b554f7546b87cb2172946bec2f7edfcb7c26a7f1"/><text:span text:style-name="Source_20_Text"><text:span text:style-name="T1">ex:Abel rdf:type foaf:Person .</text:span></text:span><text:line-break/></text:p>
        </text:section>
        <text:section text:style-name="Sect1" text:name="Section9">
          <text:p text:style-name="Text_20_body"><text:bookmark text:name="be9abd79ee0444c2e9f1ae0e12678b268078044e1"/><text:span text:style-name="Source_20_Text">ex:Cain ex:brother ex:Abel .</text:span><text:line-break/></text:p>
        </text:section>
        <text:section text:style-name="Sect1" text:name="Section10">
          <text:p text:style-name="Text_20_body"><text:bookmark text:name="7a5a0f378dd6229c9af2697fef47c301da6d31551"/><text:span text:style-name="Source_20_Text">ex:Cain rdf:type ex:Animal .</text:span><text:line-break/></text:p>
        </text:section>
      </text:section>
      <text:section text:style-name="Sect1" text:name="73a3df8122569ed2db8fba7aa0a8f25eeb50dcb7">
        <text:p text:style-name="Text_20_body">How can cardinalities be represented in RDF (i.e., that a resource can be connected to a minimum/maximum of other resources by the same property)?</text:p>
        <text:section text:style-name="Sect1" text:name="aa73f01e8b73c361e3a5536b59fe6762b6622ab8">
          <text:p text:style-name="Text_20_body">Using an RDF hypergraph.<text:line-break/></text:p>
        </text:section>
        <text:section text:style-name="Sect1" text:name="35a60712ec76ad5e0f8a6750d6f33cef1913ac41">
          <text:p text:style-name="Text_20_body">With RDFS.<text:line-break/></text:p>
        </text:section>
        <text:section text:style-name="Sect1" text:name="31e69771c9bc9a3695acce6ebb00bed917802acb">
          <text:p text:style-name="Text_20_body">Using the properties <text:span text:style-name="Source_20_Text">rdf:lessThan</text:span> and <text:span text:style-name="Source_20_Text">rdf:greaterThan</text:span>.<text:line-break/></text:p>
        </text:section>
        <text:section text:style-name="Sect1" text:name="Section11">
          <text:p text:style-name="Text_20_body"><text:bookmark text:name="7c0d48d35dad6d844b65402ca113cd1d1180922e2"/><text:span text:style-name="T1">None of the other answers are correct. </text:span><text:line-break/></text:p>
        </text:section>
        <text:section text:style-name="Sect1" text:name="c45a8565fdd0601783ad4da15dc5ecf77b042313">
          <text:p text:style-name="Text_20_body">With the SKOS vocabulary.<text:line-break/></text:p>
        </text:section>
      </text:section>
      <text:section text:style-name="Sect1" text:name="568c9c0a160ad57aa65ee42b4e12e72b57cb4701">
        <text:p text:style-name="Text_20_body">Which of the following is true about the relation between a <text:span text:style-name="Source_20_Text">rdfs:Class</text:span> and <text:span text:style-name="Source_20_Text">rdfs:Resource</text:span>?</text:p>
        <text:section text:style-name="Sect1" text:name="3066e58114fab6230f36b55046dc70af5b74f5bd">
          <text:p text:style-name="Text_20_body"><text:span text:style-name="T1">All elements that are of type </text:span><text:span text:style-name="Source_20_Text"><text:span text:style-name="T1">rdfs:Class</text:span></text:span><text:span text:style-name="T1"> are also of type </text:span><text:span text:style-name="Source_20_Text"><text:span text:style-name="T1">rdfs:Resource</text:span></text:span><text:span text:style-name="T1">.</text:span><text:line-break/></text:p>
        </text:section>
        <text:section text:style-name="Sect1" text:name="cd8761fcfceb45b9ffc24720d84b2bf7f6aed0f8">
          <text:p text:style-name="Text_20_body">None of the other answers are correct<text:line-break/></text:p>
        </text:section>
        <text:section text:style-name="Sect1" text:name="f0701485cf5d78f080691a95e3ce87d891be6b7d">
          <text:p text:style-name="Text_20_body">They have no relation.<text:line-break/></text:p>
        </text:section>
        <text:section text:style-name="Sect1" text:name="6d620303761071a312d5bf9563b62b01c2ee1f00">
          <text:p text:style-name="Text_20_body">Resources can only be subjects, and classes can only be objects of triples.<text:line-break/></text:p>
        </text:section>
        <text:section text:style-name="Sect1" text:name="9569568ea652ae50efa9889fae2e3d6fd32ec2ed">
          <text:p text:style-name="Text_20_body"><text:span text:style-name="T1">If </text:span><text:span text:style-name="Source_20_Text"><text:span text:style-name="T1">ex:x rdf:type ex:y</text:span></text:span><text:span text:style-name="T1">, then </text:span><text:span text:style-name="Source_20_Text"><text:span text:style-name="T1">ex:x a rdfs:Resource</text:span></text:span><text:span text:style-name="T1"> and </text:span><text:span text:style-name="Source_20_Text"><text:span text:style-name="T1">ex:y a rdfs:Class</text:span></text:span><text:span text:style-name="T1">.</text:span><text:line-break/></text:p>
        </text:section>
      </text:section>
      <text:section text:style-name="Sect1" text:name="73496d31978f37e58a97203c2dd11a39310532e2">
        <text:p text:style-name="Text_20_body">Which properties can be used to provide a human readable name for a resource?</text:p>
        <text:section text:style-name="Sect1" text:name="b08fa79f4f22bb84a7b4ccf63a1cbade4297b985">
          <text:p text:style-name="Text_20_body"><text:span text:style-name="Source_20_Text"><text:span text:style-name="T1">foaf:name </text:span></text:span><text:line-break/></text:p>
        </text:section>
        <text:section text:style-name="Sect1" text:name="c6b0f2340c5a327ad743f6d96e580d4c04b3f2ae">
          <text:p text:style-name="Text_20_body"><text:span text:style-name="Source_20_Text">rdf:type</text:span><text:line-break/></text:p>
        </text:section>
        <text:section text:style-name="Sect1" text:name="ae5df7656d895b0a0fe3ca0c1cfe304b5c4e2350">
          <text:p text:style-name="Text_20_body"><text:soft-page-break/><text:span text:style-name="Source_20_Text">rdfs:comment</text:span><text:line-break/></text:p>
        </text:section>
        <text:section text:style-name="Sect1" text:name="68b1e5dd582dd9f77fbd019f388fa6354f30e5f9">
          <text:p text:style-name="Text_20_body"><text:span text:style-name="Source_20_Text"><text:span text:style-name="T1">rdfs:label</text:span></text:span><text:line-break/></text:p>
        </text:section>
        <text:section text:style-name="Sect1" text:name="Section12">
          <text:p text:style-name="Text_20_body"><text:bookmark text:name="7c0d48d35dad6d844b65402ca113cd1d1180922e3"/>None of the other answers are correct.<text:line-break/></text:p>
        </text:section>
      </text:section>
      <text:section text:style-name="Sect1" text:name="fe3c3a182ae529720bfb7e383a7fed25765bcf0b">
        <text:p text:style-name="Text_20_body">Which of the following are considered good design to model that Paul is a human?</text:p>
        <text:section text:style-name="Sect1" text:name="Section13">
          <text:p text:style-name="Text_20_body"><text:bookmark text:name="7c0d48d35dad6d844b65402ca113cd1d1180922e4"/>None of the other answers are correct.<text:line-break/></text:p>
        </text:section>
        <text:section text:style-name="Sect1" text:name="8945ca3e36daf312b67424a1f51b139cdb3e6355">
          <text:p text:style-name="Text_20_body"><text:span text:style-name="Source_20_Text"><text:span text:style-name="T1">ex:Paul rdf:type ex:Human .</text:span></text:span><text:line-break/></text:p>
        </text:section>
        <text:section text:style-name="Sect1" text:name="867578b3006b11038dc5d65f3439eca2acadcb4c">
          <text:p text:style-name="Text_20_body"><text:span text:style-name="Source_20_Text">ex:Paul ex:isHuman "true"^^xsd:boolean .</text:span><text:line-break/></text:p>
        </text:section>
        <text:section text:style-name="Sect1" text:name="b6d995de94db849cafa0fd2c4dffc8f945eb368c">
          <text:p text:style-name="Text_20_body"><text:span text:style-name="Source_20_Text">ex:Human ex:member ex:Paul .</text:span><text:line-break/></text:p>
        </text:section>
        <text:section text:style-name="Sect1" text:name="6d2ad90252573adbe153d26ac061ad0f289b2853">
          <text:p text:style-name="Text_20_body"><text:span text:style-name="Source_20_Text">ex:Paul rdfs:subClassOf ex:Human .</text:span><text:line-break/></text:p>
        </text:section>
      </text:section>
      <text:section text:style-name="Sect1" text:name="562e5ca481a3c0a17923754b7b793dbae37702e0">
        <text:p text:style-name="Text_20_body">Which of the following statements about FOAF is true?</text:p>
        <text:section text:style-name="Sect1" text:name="8ebd422ca4a4f0a4882f08f23f3e5a7a913958d8">
          <text:p text:style-name="Text_20_body">FOAF is an application for finding friends using Semantic Web technologies.<text:line-break/></text:p>
        </text:section>
        <text:section text:style-name="Sect1" text:name="3466739e990ec0acee3fd040729bf6acc3874cb2">
          <text:p text:style-name="Text_20_body">FOAF is a tool to generate data about the relations of people.<text:line-break/></text:p>
        </text:section>
        <text:section text:style-name="Sect1" text:name="Section14">
          <text:p text:style-name="Text_20_body"><text:bookmark text:name="7c0d48d35dad6d844b65402ca113cd1d1180922e5"/>None of the other answers are correct.<text:line-break/></text:p>
        </text:section>
        <text:section text:style-name="Sect1" text:name="66ffa96e52ddcc3c97a45b56babcedd8205c842b">
          <text:p text:style-name="Text_20_body">FOAF is a Semantic Web protocol for social networks.<text:line-break/></text:p>
        </text:section>
        <text:section text:style-name="Sect1" text:name="98af65b645bb9c43746e43f481c0dec08427f16f">
          <text:p text:style-name="P4">FOAF is an RDF vocabulary for describing people, their social relationships, interests, etc.</text:p>
        </text:section>
      </text:section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AR PL SungtiL GB1" style:font-family-asian="'AR PL SungtiL GB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14:15:21.746234666</meta:creation-date>
    <dc:date>2018-12-07T14:46:52.160047778</dc:date>
    <meta:editing-duration>PT31M32S</meta:editing-duration>
    <meta:editing-cycles>6</meta:editing-cycles>
    <meta:generator>LibreOffice/6.0.6.2$Linux_X86_64 LibreOffice_project/00m0$Build-2</meta:generator>
    <meta:document-statistic meta:table-count="0" meta:image-count="0" meta:object-count="0" meta:page-count="3" meta:paragraph-count="49" meta:word-count="389" meta:character-count="2548" meta:non-whitespace-character-count="2167"/>
  </office:meta>
</office:document-meta>
</file>